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111cb9" officeooo:paragraph-rsid="00111cb9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m+</text:span><text:span text:style-name="T2">优先队列模板：</text:span></text:p>
      <text:p text:style-name="P2"><text:span text:style-name="T2">#include&lt;stdio.h&gt; <text:s text:c="3"/>//大概要这些头文件</text:span></text:p>
      <text:p text:style-name="P2"><text:span text:style-name="T2">#include&lt;string.h&gt;</text:span></text:p>
      <text:p text:style-name="P2"><text:span text:style-name="T2">#include&lt;queue&gt;</text:span></text:p>
      <text:p text:style-name="P2"><text:span text:style-name="T2">#include&lt;vector&gt;</text:span></text:p>
      <text:p text:style-name="P2"><text:span text:style-name="T2">#include&lt;algorithm&gt;</text:span></text:p>
      <text:p text:style-name="P2"><text:span text:style-name="T2">using namespace std;</text:span></text:p>
      <text:p text:style-name="P2"><text:span text:style-name="T2">typedef pair&lt;int,int&gt; pii;</text:span></text:p>
      <text:p text:style-name="P2"><text:span text:style-name="T2">int head[30],next[200],point[200],val[200],size,dist[30]; <text:s text:c="3"/>//前向星及dist数组</text:span></text:p>
      <text:p text:style-name="P2"><text:span text:style-name="T2">bool vis[30];</text:span></text:p>
      <text:p text:style-name="P2"><text:span text:style-name="T2">void add (int a,int b, int v){</text:span></text:p>
      <text:p text:style-name="P2"><text:span text:style-name="T2"><text:s text:c="4"/>point[size]=b;</text:span></text:p>
      <text:p text:style-name="P2"><text:span text:style-name="T2"><text:s text:c="4"/>val[size]=v;</text:span></text:p>
      <text:p text:style-name="P2"><text:span text:style-name="T2"><text:s text:c="4"/>next[size]=head[a];</text:span></text:p>
      <text:p text:style-name="P2"><text:span text:style-name="T2"><text:s text:c="4"/>head[a]=size++;</text:span></text:p>
      <text:p text:style-name="P2"><text:span text:style-name="T2">}</text:span></text:p>
      <text:p text:style-name="P2"><text:span text:style-name="T2">struct cmp{ <text:s text:c="3"/>//重载小根堆</text:span></text:p>
      <text:p text:style-name="P2"><text:span text:style-name="T2"><text:s text:c="4"/>bool operator()(pii a,pii b){</text:span></text:p>
      <text:p text:style-name="P2"><text:span text:style-name="T2"><text:s text:c="8"/>return a.first&gt;b.first;</text:span></text:p>
      <text:p text:style-name="P2"><text:span text:style-name="T2"><text:s text:c="4"/>}</text:span></text:p>
      <text:p text:style-name="P2"><text:span text:style-name="T2">};</text:span></text:p>
      <text:p text:style-name="P2"><text:span text:style-name="T2">void prim(int s){ <text:s text:c="3"/>//prim函数，传入图中一点</text:span></text:p>
      <text:p text:style-name="P2"><text:span text:style-name="T2"><text:s text:c="4"/>int i,ans=0;</text:span></text:p>
      <text:p text:style-name="P2"><text:span text:style-name="T2"><text:s text:c="4"/>memset(dist,-1,sizeof(dist));</text:span></text:p>
      <text:p text:style-name="P2"><text:span text:style-name="T2"><text:s text:c="4"/>memset(vis,0,sizeof(vis));</text:span></text:p>
      <text:p text:style-name="P2"><text:span text:style-name="T2"><text:s text:c="4"/>priority_queue&lt;pii,vector&lt;pii&gt;,cmp&gt;q;</text:span></text:p>
      <text:p text:style-name="P2"><text:span text:style-name="T2"><text:s text:c="4"/>for (i=head[s];~i;i=next[i]){</text:span></text:p>
      <text:p text:style-name="P2"><text:span text:style-name="T2"><text:s text:c="8"/>dist[point[i]]=val[i];</text:span></text:p>
      <text:p text:style-name="P2"><text:span text:style-name="T2"><text:s text:c="8"/>q.push(make_pair(dist[point[i]],point[i]));</text:span></text:p>
      <text:p text:style-name="P2"><text:span text:style-name="T2"><text:s text:c="4"/>}</text:span></text:p>
      <text:p text:style-name="P2"><text:span text:style-name="T2"><text:s text:c="4"/>dist[s]=0;</text:span></text:p>
      <text:p text:style-name="P2"><text:span text:style-name="T2"><text:s text:c="4"/>vis[s]=1;</text:span></text:p>
      <text:p text:style-name="P2"><text:span text:style-name="T2"><text:s text:c="4"/>while(!q.empty()){</text:span></text:p>
      <text:p text:style-name="P2"><text:span text:style-name="T2"><text:s text:c="8"/>pii u=q.top();</text:span></text:p>
      <text:p text:style-name="P2"><text:span text:style-name="T2"><text:s text:c="8"/>q.pop();</text:span></text:p>
      <text:p text:style-name="P2"><text:span text:style-name="T2"><text:s text:c="8"/>if(vis[u.second])continue;</text:span></text:p>
      <text:p text:style-name="P2"><text:span text:style-name="T2"><text:s text:c="8"/>vis[u.second]=1;</text:span></text:p>
      <text:p text:style-name="P2"><text:span text:style-name="T2"><text:s text:c="8"/>ans+=u.first;</text:span></text:p>
      <text:p text:style-name="P2"><text:span text:style-name="T2"><text:s text:c="8"/>for(i=head[u.second];~i;i=next[i]){</text:span></text:p>
      <text:p text:style-name="P2"><text:span text:style-name="T2"><text:s text:c="12"/>int j=point[i];</text:span></text:p>
      <text:p text:style-name="P2"><text:span text:style-name="T2"><text:s text:c="12"/>if(!vis[j]&amp;&amp;(dist[j]&gt;val[i]||dist[j]==-1)){</text:span></text:p>
      <text:p text:style-name="P2"><text:span text:style-name="T2"><text:s text:c="16"/>dist[j]=val[i];</text:span></text:p>
      <text:p text:style-name="P2"><text:span text:style-name="T2"><text:s text:c="16"/>q.push(make_pair(dist[j],j));</text:span></text:p>
      <text:p text:style-name="P2"><text:span text:style-name="T2"><text:s text:c="12"/>}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><text:s text:c="4"/>printf("%d\n",ans);</text:span></text:p>
      <text:p text:style-name="P2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最小生成树</text:span><text:span text:style-name="MT2">--prim+</text:span><text:span text:style-name="MT1">优先队列优化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20:57.840713856</meta:creation-date>
    <dc:date>2015-10-12T23:22:43.113221796</dc:date>
    <meta:editing-duration>P0D</meta:editing-duration>
    <meta:editing-cycles>1</meta:editing-cycles>
    <meta:document-statistic meta:table-count="0" meta:image-count="0" meta:object-count="0" meta:page-count="1" meta:paragraph-count="49" meta:word-count="126" meta:character-count="1156" meta:non-whitespace-character-count="901"/>
    <meta:generator>LibreOffice/4.2.8.2$Linux_X86_64 LibreOffice_project/420m0$Build-2</meta:generator>
  </office:meta>
</office:document-meta>
</file>